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12.05cm" fo:min-width="13.5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textarea-horizontal-align="justify" draw:textarea-vertical-align="middle" draw:auto-grow-height="false" fo:min-height="7.95cm" fo:min-width="13.1cm"/>
    </style:style>
    <style:style style:name="gr4" style:family="graphic" style:parent-style-name="standard">
      <style:graphic-properties draw:stroke="none" svg:stroke-color="#000000" draw:fill="none" draw:fill-color="#ffffff" fo:min-height="0.319cm"/>
    </style:style>
    <style:style style:name="gr5" style:family="graphic" style:parent-style-name="standard">
      <style:graphic-properties draw:textarea-horizontal-align="justify" draw:textarea-vertical-align="middle" draw:auto-grow-height="false" fo:min-height="1.85cm" fo:min-width="4.072cm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4.2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0.15cm" fo:min-width="1.8cm"/>
    </style:style>
    <style:style style:name="gr8" style:family="graphic" style:parent-style-name="standard">
      <style:graphic-properties svg:stroke-color="#ffff99" draw:fill-color="#99ffcc" draw:textarea-horizontal-align="justify" draw:textarea-vertical-align="middle" draw:auto-grow-height="false" fo:min-height="7.05cm" fo:min-width="12cm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0.45cm" fo:min-width="11.624cm"/>
    </style:style>
    <style:style style:name="gr10" style:family="graphic" style:parent-style-name="standard">
      <style:graphic-properties draw:fill-color="#ff9900" draw:textarea-horizontal-align="justify" draw:textarea-vertical-align="middle" draw:auto-grow-height="false" fo:min-height="0.05cm" fo:min-width="0.8cm"/>
    </style:style>
    <style:style style:name="gr11" style:family="graphic" style:parent-style-name="standard">
      <style:graphic-properties draw:fill-color="#ff9900" draw:textarea-horizontal-align="justify" draw:textarea-vertical-align="middle" draw:auto-grow-height="false" fo:min-height="0.15cm" fo:min-width="0.8cm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35cm"/>
    </style:style>
    <style:style style:name="gr14" style:family="graphic" style:parent-style-name="standard">
      <style:graphic-properties draw:fill-color="#66ccff" draw:textarea-horizontal-align="justify" draw:textarea-vertical-align="middle" draw:auto-grow-height="false" fo:min-height="0.45cm" fo:min-width="11.7cm"/>
    </style:style>
    <style:style style:name="gr15" style:family="graphic" style:parent-style-name="standard">
      <style:graphic-properties svg:stroke-color="#000000" draw:marker-start="Symmetric_20_Arrow" draw:marker-start-width="0.3cm" draw:marker-end="Symmetric_20_Arrow" draw:marker-end-width="0.3cm" draw:textarea-vertical-align="middle"/>
    </style:style>
    <style:style style:name="gr16" style:family="graphic" style:parent-style-name="standard">
      <style:graphic-properties draw:fill-color="#ff3333" draw:textarea-horizontal-align="justify" draw:textarea-vertical-align="middle" draw:auto-grow-height="false" fo:min-height="0.35cm" fo:min-width="0.9cm"/>
    </style:style>
    <style:style style:name="gr17" style:family="graphic" style:parent-style-name="objectwithoutfill">
      <style:graphic-properties draw:stroke="dash" draw:stroke-dash="Fine_20_Dashed" draw:fill="none" draw:textarea-vertical-align="middle"/>
    </style:style>
    <style:style style:name="gr18" style:family="graphic" style:parent-style-name="standard">
      <style:graphic-properties draw:fill-color="#ffff99" draw:textarea-horizontal-align="justify" draw:textarea-vertical-align="middle" draw:auto-grow-height="false" fo:min-height="0.15cm" fo:min-width="6.1cm"/>
    </style:style>
    <style:style style:name="gr19" style:family="graphic" style:parent-style-name="standard">
      <style:graphic-properties svg:stroke-color="#ff3333" draw:fill-color="#ff6600" draw:textarea-horizontal-align="justify" draw:textarea-vertical-align="middle" draw:auto-grow-height="false" fo:min-height="0.174cm" fo:min-width="0.773cm"/>
    </style:style>
    <style:style style:name="gr20" style:family="graphic" style:parent-style-name="standard">
      <style:graphic-properties draw:stroke="dash" draw:stroke-dash="Fine_20_Dashed" svg:stroke-color="#000000" draw:marker-start="Arrow" draw:marker-start-width="0.3cm" draw:marker-end="Arrow" draw:marker-end-width="0.3cm" draw:textarea-vertical-align="middle"/>
    </style:style>
    <style:style style:name="gr21" style:family="graphic" style:parent-style-name="standard">
      <style:graphic-properties draw:fill-color="#ffff99" draw:textarea-horizontal-align="justify" draw:textarea-vertical-align="middle" draw:auto-grow-height="false" fo:min-height="0.15cm" fo:min-width="2.6cm"/>
    </style:style>
    <style:style style:name="gr22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23" style:family="graphic" style:parent-style-name="standard">
      <style:graphic-properties draw:fill-color="#ffff00" draw:textarea-horizontal-align="justify" draw:textarea-vertical-align="middle" draw:auto-grow-height="false" fo:min-height="2.548cm" fo:min-width="3.398cm"/>
    </style:style>
    <style:style style:name="gr24" style:family="graphic" style:parent-style-name="objectwithoutfill">
      <style:graphic-properties draw:stroke="dash" draw:stroke-dash="Fine_20_Dashed" draw:marker-start="Symmetric_20_Arrow" draw:marker-start-width="0.3cm" draw:marker-end="Symmetric_20_Arrow" draw:marker-end-width="0.3cm" draw:fill="none" draw:textarea-vertical-align="middle"/>
    </style:style>
    <style:style style:name="gr25" style:family="graphic" style:parent-style-name="standard">
      <style:graphic-properties draw:fill-color="#ff0066" draw:textarea-horizontal-align="justify" draw:textarea-vertical-align="middle" draw:auto-grow-height="false" fo:min-height="0.15cm" fo:min-width="2.6cm"/>
    </style:style>
    <style:style style:name="gr26" style:family="graphic" style:parent-style-name="standard">
      <style:graphic-properties draw:fill-color="#ffff99" draw:textarea-horizontal-align="justify" draw:textarea-vertical-align="middle" draw:auto-grow-height="false" fo:min-height="0.15cm" fo:min-width="2.4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-color="#ffff99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-color="#99ffcc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-color="#ff9900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66ccff"/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-color="#ff3333"/>
      <style:paragraph-properties fo:text-align="center"/>
    </style:style>
    <style:style style:name="P11" style:family="paragraph">
      <loext:graphic-properties draw:fill-color="#ff6600"/>
      <style:paragraph-properties fo:text-align="center"/>
      <style:text-properties fo:font-size="8pt" style:font-size-asian="8pt" style:font-size-complex="8pt"/>
    </style:style>
    <style:style style:name="P12" style:family="paragraph">
      <loext:graphic-properties draw:fill-color="#ffff00"/>
      <style:paragraph-properties fo:text-align="center"/>
    </style:style>
    <style:style style:name="P13" style:family="paragraph">
      <loext:graphic-properties draw:fill-color="#ff0066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cm" svg:height="12.3cm" svg:x="2.2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9cm" svg:height="0.962cm" svg:x="8.8cm" svg:y="7.1cm">
          <draw:text-box>
            <text:p>mininet</text:p>
          </draw:text-box>
        </draw:frame>
        <draw:custom-shape draw:style-name="gr3" draw:text-style-name="P3" draw:layer="layout" svg:width="13.6cm" svg:height="8.2cm" svg:x="2.4cm" svg:y="8.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7cm" svg:height="0.569cm" svg:x="9.056cm" svg:y="8.267cm">
          <draw:text-box>
            <text:p><text:span text:style-name="T1">Root </text:span><text:span text:style-name="T1">namespa</text:span><text:span text:style-name="T1">ce</text:span></text:p>
          </draw:text-box>
        </draw:frame>
        <draw:custom-shape draw:style-name="gr5" draw:text-style-name="P3" draw:layer="layout" svg:width="4.572cm" svg:height="2.1cm" svg:x="2.428cm" svg:y="17.19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7cm" svg:height="2cm" svg:x="11.3cm" svg:y="17.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7cm" svg:height="0.569cm" svg:x="3cm" svg:y="18.8cm">
          <draw:text-box>
            <text:p><text:span text:style-name="T1">Host namespace</text:span></text:p>
          </draw:text-box>
        </draw:frame>
        <draw:frame draw:style-name="gr4" draw:text-style-name="P4" draw:layer="layout" svg:width="2.7cm" svg:height="0.569cm" svg:x="11.9cm" svg:y="18.831cm">
          <draw:text-box>
            <text:p><text:span text:style-name="T1">Host namespace</text:span></text:p>
          </draw:text-box>
        </draw:frame>
        <draw:custom-shape draw:style-name="gr7" draw:text-style-name="P5" xml:id="id7" draw:id="id7" draw:layer="layout" svg:width="2.3cm" svg:height="0.4cm" svg:x="3.2cm" svg:y="18.3cm">
          <text:p text:style-name="P3"><text:span text:style-name="T1">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6" draw:id="id6" draw:layer="layout" svg:width="2.3cm" svg:height="0.4cm" svg:x="12.1cm" svg:y="18.3cm">
          <text:p text:style-name="P3"><text:span text:style-name="T1">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12.5cm" svg:height="7.3cm" svg:x="2.9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12.124cm" svg:height="0.7cm" svg:x="3.4cm" svg:y="5.5cm">
          <text:p text:style-name="P3"><text:span text:style-name="T1">OF Controller :POX &amp; Pyretic <text:s text:c="7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xml:id="id1" draw:id="id1" draw:layer="layout" svg:width="1.3cm" svg:height="0.3cm" svg:x="4cm" svg:y="17.2cm">
          <text:p text:style-name="P3"><text:span text:style-name="T1">veth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4" draw:id="id4" draw:layer="layout" svg:width="1.3cm" svg:height="0.3cm" svg:x="12.6cm" svg:y="17.3cm">
          <text:p text:style-name="P3"><text:span text:style-name="T1">ve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xml:id="id2" draw:id="id2" draw:layer="layout" svg:width="1.3cm" svg:height="0.4cm" svg:x="4cm" svg:y="15.6cm">
          <text:p text:style-name="P3"><text:span text:style-name="T1">veth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3" draw:id="id3" draw:layer="layout" svg:width="1.3cm" svg:height="0.4cm" svg:x="12.6cm" svg:y="15.6cm">
          <text:p text:style-name="P3"><text:span text:style-name="T1">veth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3cm" svg:height="0.3cm" svg:x="7.3cm" svg:y="8.2cm">
          <text:p text:style-name="P3"><text:span text:style-name="T1">veth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svg:x1="4.65cm" svg:y1="17.2cm" svg:x2="4.65cm" svg:y2="16cm" draw:start-shape="id1" draw:start-glue-point="0" draw:end-shape="id2" draw:end-glue-point="2" svg:d="M4650 17200v-1200" svg:viewBox="0 0 1 1201">
          <text:p/>
        </draw:connector>
        <draw:connector draw:style-name="gr12" draw:text-style-name="P8" draw:layer="layout" svg:x1="13.25cm" svg:y1="16cm" svg:x2="13.25cm" svg:y2="17.3cm" draw:start-shape="id3" draw:start-glue-point="2" draw:end-shape="id4" svg:d="M13250 16000v1300" svg:viewBox="0 0 1 1301">
          <text:p/>
        </draw:connector>
        <draw:frame draw:style-name="gr13" draw:text-style-name="P4" draw:layer="layout" svg:width="3.8cm" svg:height="0.6cm" svg:x="4.4cm" svg:y="7.3cm">
          <draw:text-box>
            <text:p><text:span text:style-name="T1">127.0.0.1:6633 TCP/SSL</text:span></text:p>
          </draw:text-box>
        </draw:frame>
        <draw:custom-shape draw:style-name="gr14" draw:text-style-name="P9" draw:layer="layout" svg:width="12.2cm" svg:height="0.7cm" svg:x="3.4cm" svg:y="4.1cm">
          <text:p text:style-name="P3"><text:span text:style-name="T1">SDN 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3" draw:layer="layout" svg:x1="7.85cm" svg:y1="5.503cm" svg:x2="7.85cm" svg:y2="4.796cm">
          <text:p/>
        </draw:line>
        <draw:custom-shape draw:style-name="gr16" draw:text-style-name="P10" xml:id="id5" draw:id="id5" draw:layer="layout" svg:width="1.4cm" svg:height="0.6cm" svg:x="8.4cm" svg:y="16.9cm">
          <text:p text:style-name="P3">mn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1.4cm" svg:height="0.6cm" svg:x="8.3cm" svg:y="18.6cm">
          <draw:text-box>
            <text:p><text:span text:style-name="T1">Pipe.</text:span></text:p>
          </draw:text-box>
        </draw:frame>
        <draw:frame draw:style-name="gr4" draw:text-style-name="P4" draw:layer="layout" svg:width="2.7cm" svg:height="0.569cm" svg:x="8.856cm" svg:y="8.868cm">
          <draw:text-box>
            <text:p><text:span text:style-name="T1">Open vSwitch</text:span></text:p>
          </draw:text-box>
        </draw:frame>
        <draw:line draw:style-name="gr17" draw:text-style-name="P8" draw:layer="layout" svg:x1="3cm" svg:y1="15.475cm" svg:x2="15cm" svg:y2="15.475cm">
          <text:p/>
        </draw:line>
        <draw:line draw:style-name="gr17" draw:text-style-name="P8" draw:layer="layout" svg:x1="3cm" svg:y1="12.175cm" svg:x2="15cm" svg:y2="12.175cm">
          <text:p/>
        </draw:line>
        <draw:frame draw:style-name="gr4" draw:text-style-name="P4" draw:layer="layout" svg:width="1.8cm" svg:height="0.569cm" svg:x="13.8cm" svg:y="15.331cm">
          <draw:text-box>
            <text:p><text:span text:style-name="T1">hardware </text:span></text:p>
          </draw:text-box>
        </draw:frame>
        <draw:frame draw:style-name="gr4" draw:text-style-name="P4" draw:layer="layout" svg:width="2.3cm" svg:height="0.569cm" svg:x="13.2cm" svg:y="12.2cm">
          <draw:text-box>
            <text:p><text:span text:style-name="T1">kernel space</text:span></text:p>
          </draw:text-box>
        </draw:frame>
        <draw:frame draw:style-name="gr4" draw:text-style-name="P4" draw:layer="layout" svg:width="2.1cm" svg:height="0.569cm" svg:x="13.2cm" svg:y="10.534cm">
          <draw:text-box>
            <text:p><text:span text:style-name="T1">user space</text:span></text:p>
          </draw:text-box>
        </draw:frame>
        <draw:custom-shape draw:style-name="gr18" draw:text-style-name="P5" draw:layer="layout" svg:width="6.6cm" svg:height="0.4cm" svg:x="5.8cm" svg:y="10.6cm">
          <text:p text:style-name="P3"><text:span text:style-name="T1">Ovs-vswitch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1.799cm" svg:height="0.6cm" svg:x="4.1cm" svg:y="9cm">
          <text:p text:style-name="P3"><text:span text:style-name="T1">Ovs-ofct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.6cm" svg:height="0.569cm" svg:x="4.3cm" svg:y="9.932cm">
          <draw:text-box>
            <text:p><text:span text:style-name="T1">127.0.0.1:6634</text:span></text:p>
          </draw:text-box>
        </draw:frame>
        <draw:line draw:style-name="gr20" draw:text-style-name="P3" draw:layer="layout" svg:x1="7.9cm" svg:y1="10.502cm" svg:x2="7.9cm" svg:y2="6.2cm">
          <text:p/>
        </draw:line>
        <draw:line draw:style-name="gr20" draw:text-style-name="P3" draw:layer="layout" svg:x1="5.2cm" svg:y1="9.5cm" svg:x2="6.1cm" svg:y2="10.6cm">
          <text:p/>
        </draw:line>
        <draw:custom-shape draw:style-name="gr21" draw:text-style-name="P5" draw:layer="layout" svg:width="3.1cm" svg:height="0.4cm" svg:x="7.6cm" svg:y="11.7cm">
          <text:p text:style-name="P3"><text:span text:style-name="T1">netd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3" draw:layer="layout" svg:x1="9.15cm" svg:y1="11.703cm" svg:x2="9.15cm" svg:y2="10.897cm">
          <text:p/>
        </draw:line>
        <draw:connector draw:style-name="gr22" draw:text-style-name="P8" draw:layer="layout" svg:x1="9.1cm" svg:y1="17.5cm" svg:x2="12.1cm" svg:y2="18.5cm" draw:start-shape="id5" draw:start-glue-point="2" draw:end-shape="id6" draw:end-glue-point="3" svg:d="M9100 17500v1000h3000" svg:viewBox="0 0 3001 1001">
          <text:p/>
        </draw:connector>
        <draw:connector draw:style-name="gr22" draw:text-style-name="P8" draw:layer="layout" svg:x1="9.1cm" svg:y1="17.5cm" svg:x2="5.5cm" svg:y2="18.5cm" draw:start-shape="id5" draw:start-glue-point="2" draw:end-shape="id7" draw:end-glue-point="1" svg:d="M9100 17500v1000h-3600" svg:viewBox="0 0 3601 1001">
          <text:p/>
        </draw:connector>
        <draw:custom-shape draw:style-name="gr23" draw:text-style-name="P12" draw:layer="layout" svg:width="4.2cm" svg:height="3.1cm" svg:x="7.1cm" svg:y="1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2.4cm" svg:height="0.569cm" svg:x="5.2cm" svg:y="13.101cm">
          <draw:text-box>
            <text:p><text:span text:style-name="T1">I/O Subsystem</text:span></text:p>
          </draw:text-box>
        </draw:frame>
        <draw:custom-shape draw:style-name="gr21" draw:text-style-name="P5" draw:layer="layout" svg:width="3.1cm" svg:height="0.4cm" svg:x="7.6cm" svg:y="12.5cm">
          <text:p text:style-name="P3"><text:span text:style-name="T1">sock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draw:layer="layout" svg:width="3.1cm" svg:height="0.4cm" svg:x="7.6cm" svg:y="13.2cm">
          <text:p text:style-name="P3"><text:span text:style-name="T1">Netfilter/nftab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draw:layer="layout" svg:width="3.1cm" svg:height="0.4cm" svg:x="7.6cm" svg:y="13.9cm">
          <text:p text:style-name="P3"><text:span text:style-name="T1">Network protoc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draw:layer="layout" svg:width="3.1cm" svg:height="0.4cm" svg:x="7.6cm" svg:y="14.6cm">
          <text:p text:style-name="P3"><text:span text:style-name="T1">Network Device 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xml:id="id8" draw:id="id8" draw:layer="layout" svg:width="3.1cm" svg:height="0.4cm" svg:x="7.6cm" svg:y="15.6cm">
          <text:p text:style-name="P3"><text:span text:style-name="T1">Network Devic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8" draw:layer="layout" svg:x1="5.3cm" svg:y1="15.8cm" svg:x2="7.6cm" svg:y2="15.8cm" draw:start-shape="id2" draw:start-glue-point="1" draw:end-shape="id8" draw:end-glue-point="3" svg:d="M5300 15800h2300" svg:viewBox="0 0 2301 1">
          <text:p/>
        </draw:connector>
        <draw:connector draw:style-name="gr24" draw:text-style-name="P8" draw:layer="layout" svg:x1="10.8cm" svg:y1="15.8cm" svg:x2="12.6cm" svg:y2="15.8cm" draw:end-shape="id3" draw:end-glue-point="3" svg:d="M10800 15800h1800" svg:viewBox="0 0 1801 1">
          <text:p/>
        </draw:connector>
        <draw:line draw:style-name="gr15" draw:text-style-name="P3" draw:layer="layout" svg:x1="9.15cm" svg:y1="15.803cm" svg:x2="9.15cm" svg:y2="14.997cm">
          <text:p/>
        </draw:line>
        <draw:custom-shape draw:style-name="gr25" draw:text-style-name="P13" draw:layer="layout" svg:width="3.1cm" svg:height="0.4cm" svg:x="12.4cm" svg:y="4.3cm">
          <text:p text:style-name="P3"><text:span text:style-name="T1">firew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draw:layer="layout" svg:width="2.9cm" svg:height="0.4cm" draw:transform="rotate (1.5707963267949) translate (8.2cm 9.7cm)">
          <text:p text:style-name="P3"><text:span text:style-name="T1">Openflow protoc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draw:layer="layout" svg:width="3.1cm" svg:height="0.4cm" svg:x="12.4cm" svg:y="5.7cm">
          <text:p text:style-name="P3"><text:span text:style-name="T1"><text:s/></text:span><text:span text:style-name="T1">Stateful firewall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8T19:35:19.247757250</meta:creation-date>
    <dc:date>2018-12-11T22:03:54.391849676</dc:date>
    <meta:editing-duration>PT6H22M44S</meta:editing-duration>
    <meta:editing-cycles>72</meta:editing-cycles>
    <meta:generator>LibreOffice/5.1.6.2$Linux_X86_64 LibreOffice_project/10m0$Build-2</meta:generator>
    <meta:document-statistic meta:object-count="52"/>
  </office:meta>
</office:document-meta>
</file>